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8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otal #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st. 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10p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 C27</text:p>
          </table:table-cell>
          <table:table-cell office:value-type="string" calcext:value-type="string">
            <text:p>SM0603</text:p>
          </table:table-cell>
          <table:table-cell table:formula="of:=[.B2]*[.$B$44]"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table:formula="of:=[.E2]*[.F2]" office:value-type="float" office:value="5.76" calcext:value-type="float">
            <text:p>5.76</text:p>
          </table:table-cell>
          <table:table-cell/>
        </table:table-row>
        <table:table-row table:style-name="ro1">
          <table:table-cell office:value-type="string" calcext:value-type="string">
            <text:p>120p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table:formula="of:=[.B3]*[.$B$44]"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table:formula="of:=[.E3]*[.F3]"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1n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 C35</text:p>
          </table:table-cell>
          <table:table-cell office:value-type="string" calcext:value-type="string">
            <text:p>SM0805</text:p>
          </table:table-cell>
          <table:table-cell table:formula="of:=[.B4]*[.$B$44]"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[.E4]*[.F4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6.8n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M0805</text:p>
          </table:table-cell>
          <table:table-cell table:formula="of:=[.B5]*[.$B$44]" office:value-type="float" office:value="6" calcext:value-type="float">
            <text:p>6</text:p>
          </table:table-cell>
          <table:table-cell office:value-type="float" office:value="0.125" calcext:value-type="float">
            <text:p>0.125</text:p>
          </table:table-cell>
          <table:table-cell table:formula="of:=[.E5]*[.F5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10n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M0805</text:p>
          </table:table-cell>
          <table:table-cell table:formula="of:=[.B6]*[.$B$44]"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table:formula="of:=[.E6]*[.F6]" office:value-type="float" office:value="4.02" calcext:value-type="float">
            <text:p>4.02</text:p>
          </table:table-cell>
          <table:table-cell office:value-type="string" calcext:value-type="string">
            <text:p>http://www.digikey.com/scripts/DkSearch/dksus.dll?Detail&amp;itemSeq=166970551&amp;uq=635600272256401097&amp;CSRT=2024549167316208003</text:p>
          </table:table-cell>
        </table:table-row>
        <table:table-row table:style-name="ro1">
          <table:table-cell office:value-type="string" calcext:value-type="string">
            <text:p>0.015u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805</text:p>
          </table:table-cell>
          <table:table-cell table:formula="of:=[.B7]*[.$B$44]" office:value-type="float" office:value="6" calcext:value-type="float">
            <text:p>6</text:p>
          </table:table-cell>
          <table:table-cell office:value-type="float" office:value="0.36" calcext:value-type="float">
            <text:p>0.36</text:p>
          </table:table-cell>
          <table:table-cell table:formula="of:=[.E7]*[.F7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22n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805</text:p>
          </table:table-cell>
          <table:table-cell table:formula="of:=[.B8]*[.$B$44]" office:value-type="float" office:value="6" calcext:value-type="float">
            <text:p>6</text:p>
          </table:table-cell>
          <table:table-cell office:value-type="float" office:value="0.36" calcext:value-type="float">
            <text:p>0.36</text:p>
          </table:table-cell>
          <table:table-cell table:formula="of:=[.E8]*[.F8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0.1uF/6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805</text:p>
          </table:table-cell>
          <table:table-cell table:formula="of:=[.B9]*[.$B$44]" office:value-type="float" office:value="6" calcext:value-type="float">
            <text:p>6</text:p>
          </table:table-cell>
          <table:table-cell office:value-type="float" office:value="0.078" calcext:value-type="float">
            <text:p>0.078</text:p>
          </table:table-cell>
          <table:table-cell table:formula="of:=[.E9]*[.F9]" office:value-type="float" office:value="0.468" calcext:value-type="float">
            <text:p>0.468</text:p>
          </table:table-cell>
          <table:table-cell office:value-type="string" calcext:value-type="string">
            <text:p>http://www.digikey.com/scripts/DkSearch/dksus.dll?Detail&amp;itemSeq=166970553&amp;uq=635600272256401097&amp;CSRT=2024549167316208003</text:p>
          </table:table-cell>
        </table:table-row>
        <table:table-row table:style-name="ro1">
          <table:table-cell office:value-type="string" calcext:value-type="string">
            <text:p>0.1uF/25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 C9 C15 C16</text:p>
          </table:table-cell>
          <table:table-cell office:value-type="string" calcext:value-type="string">
            <text:p>SM0805</text:p>
          </table:table-cell>
          <table:table-cell table:formula="of:=[.B10]*[.$B$44]" office:value-type="float" office:value="24" calcext:value-type="float">
            <text:p>24</text:p>
          </table:table-cell>
          <table:table-cell office:value-type="float" office:value="0.044" calcext:value-type="float">
            <text:p>0.044</text:p>
          </table:table-cell>
          <table:table-cell table:formula="of:=[.E10]*[.F10]" office:value-type="float" office:value="1.056" calcext:value-type="float">
            <text:p>1.056</text:p>
          </table:table-cell>
          <table:table-cell/>
        </table:table-row>
        <table:table-row table:style-name="ro1">
          <table:table-cell office:value-type="string" calcext:value-type="string">
            <text:p>0.1uF/6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1206</text:p>
          </table:table-cell>
          <table:table-cell table:formula="of:=[.B11]*[.$B$44]"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formula="of:=[.E11]*[.F11]"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100nF/16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 C22 C28 C29</text:p>
          </table:table-cell>
          <table:table-cell office:value-type="string" calcext:value-type="string">
            <text:p>SM0805</text:p>
          </table:table-cell>
          <table:table-cell table:formula="of:=[.B12]*[.$B$44]" office:value-type="float" office:value="24" calcext:value-type="float">
            <text:p>24</text:p>
          </table:table-cell>
          <table:table-cell office:value-type="float" office:value="0.089" calcext:value-type="float">
            <text:p>0.089</text:p>
          </table:table-cell>
          <table:table-cell table:formula="of:=[.E12]*[.F12]" office:value-type="float" office:value="2.136" calcext:value-type="float">
            <text:p>2.136</text:p>
          </table:table-cell>
          <table:table-cell/>
        </table:table-row>
        <table:table-row table:style-name="ro1">
          <table:table-cell office:value-type="string" calcext:value-type="string">
            <text:p>1uF/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  <table:table-cell office:value-type="string" calcext:value-type="string">
            <text:p>SM0805</text:p>
          </table:table-cell>
          <table:table-cell table:formula="of:=[.B13]*[.$B$44]"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table:formula="of:=[.E13]*[.F13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1u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 C24</text:p>
          </table:table-cell>
          <table:table-cell office:value-type="string" calcext:value-type="string">
            <text:p>SM0805</text:p>
          </table:table-cell>
          <table:table-cell table:formula="of:=[.B14]*[.$B$44]"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table:formula="of:=[.E14]*[.F14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2.2u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M0805</text:p>
          </table:table-cell>
          <table:table-cell table:formula="of:=[.B15]*[.$B$44]"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table:formula="of:=[.E15]*[.F15]"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4.7u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 C31</text:p>
          </table:table-cell>
          <table:table-cell office:value-type="string" calcext:value-type="string">
            <text:p>SM0805</text:p>
          </table:table-cell>
          <table:table-cell table:formula="of:=[.B16]*[.$B$44]" office:value-type="float" office:value="12" calcext:value-type="float">
            <text:p>12</text:p>
          </table:table-cell>
          <table:table-cell office:value-type="float" office:value="0.21" calcext:value-type="float">
            <text:p>0.21</text:p>
          </table:table-cell>
          <table:table-cell table:formula="of:=[.E16]*[.F16]"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string" calcext:value-type="string">
            <text:p>4.7uF/60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36</text:p>
          </table:table-cell>
          <table:table-cell office:value-type="string" calcext:value-type="string">
            <text:p>SM1206</text:p>
          </table:table-cell>
          <table:table-cell table:formula="of:=[.B17]*[.$B$44]"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table:formula="of:=[.E17]*[.F17]" office:value-type="float" office:value="8.04" calcext:value-type="float">
            <text:p>8.04</text:p>
          </table:table-cell>
          <table:table-cell office:value-type="string" calcext:value-type="string">
            <text:p>http://www.digikey.com/scripts/DkSearch/dksus.dll?Detail&amp;itemSeq=166970544&amp;uq=635600272256401097&amp;CSRT=2024549167316208003</text:p>
          </table:table-cell>
        </table:table-row>
        <table:table-row table:style-name="ro1">
          <table:table-cell office:value-type="string" calcext:value-type="string">
            <text:p>10uF/6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8 C20 C21</text:p>
          </table:table-cell>
          <table:table-cell office:value-type="string" calcext:value-type="string">
            <text:p>SM1206</text:p>
          </table:table-cell>
          <table:table-cell table:formula="of:=[.B18]*[.$B$44]" office:value-type="float" office:value="18" calcext:value-type="float">
            <text:p>18</text:p>
          </table:table-cell>
          <table:table-cell office:value-type="float" office:value="0.24" calcext:value-type="float">
            <text:p>0.24</text:p>
          </table:table-cell>
          <table:table-cell table:formula="of:=[.E18]*[.F18]" office:value-type="float" office:value="4.32" calcext:value-type="float">
            <text:p>4.32</text:p>
          </table:table-cell>
          <table:table-cell/>
        </table:table-row>
        <table:table-row table:style-name="ro1">
          <table:table-cell office:value-type="string" calcext:value-type="string">
            <text:p>22uF tant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M1206POL</text:p>
          </table:table-cell>
          <table:table-cell table:formula="of:=[.B19]*[.$B$44]"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  <table:table-cell table:formula="of:=[.E19]*[.F19]" office:value-type="float" office:value="3.72" calcext:value-type="float">
            <text:p>3.72</text:p>
          </table:table-cell>
          <table:table-cell office:value-type="string" calcext:value-type="string">
            <text:p>http://www.digikey.com/scripts/DkSearch/dksus.dll?Detail&amp;itemSeq=166970543&amp;uq=635600277139962616&amp;CSRT=2024549167316208003</text:p>
          </table:table-cell>
        </table:table-row>
        <table:table-row table:style-name="ro1">
          <table:table-cell office:value-type="string" calcext:value-type="string">
            <text:p>47u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M1206</text:p>
          </table:table-cell>
          <table:table-cell table:formula="of:=[.B20]*[.$B$44]"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[.E20]*[.F20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330uF/6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V10</text:p>
          </table:table-cell>
          <table:table-cell table:formula="of:=[.B21]*[.$B$44]"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table:formula="of:=[.E21]*[.F21]"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60V/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1206POL</text:p>
          </table:table-cell>
          <table:table-cell table:formula="of:=[.B22]*[.$B$44]"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table:formula="of:=[.E22]*[.F22]"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MCP2551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-8</text:p>
          </table:table-cell>
          <table:table-cell table:formula="of:=[.B23]*[.$B$44]" office:value-type="float" office:value="6" calcext:value-type="float">
            <text:p>6</text:p>
          </table:table-cell>
          <table:table-cell office:value-type="float" office:value="2.01" calcext:value-type="float">
            <text:p>2.01</text:p>
          </table:table-cell>
          <table:table-cell table:formula="of:=[.E23]*[.F23]" office:value-type="float" office:value="12.06" calcext:value-type="float">
            <text:p>12.06</text:p>
          </table:table-cell>
          <table:table-cell/>
        </table:table-row>
        <table:table-row table:style-name="ro1">
          <table:table-cell office:value-type="string" calcext:value-type="string">
            <text:p>22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smd_8x5mm</text:p>
          </table:table-cell>
          <table:table-cell table:formula="of:=[.B24]*[.$B$44]"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table:formula="of:=[.E24]*[.F24]" office:value-type="float" office:value="3.48" calcext:value-type="float">
            <text:p>3.48</text:p>
          </table:table-cell>
          <table:table-cell/>
        </table:table-row>
        <table:table-row table:style-name="ro1">
          <table:table-cell office:value-type="string" calcext:value-type="string">
            <text:p>IRLR78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 Q2 Q3 Q4 Q5 Q6</text:p>
          </table:table-cell>
          <table:table-cell office:value-type="string" calcext:value-type="string">
            <text:p>DPAK2</text:p>
          </table:table-cell>
          <table:table-cell table:formula="of:=[.B25]*[.$B$44]" office:value-type="float" office:value="36" calcext:value-type="float">
            <text:p>36</text:p>
          </table:table-cell>
          <table:table-cell office:value-type="float" office:value="1.076" calcext:value-type="float">
            <text:p>1.076</text:p>
          </table:table-cell>
          <table:table-cell table:formula="of:=[.E25]*[.F25]" office:value-type="float" office:value="38.736" calcext:value-type="float">
            <text:p>38.7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 R31 R32</text:p>
          </table:table-cell>
          <table:table-cell office:value-type="string" calcext:value-type="string">
            <text:p>SM1206</text:p>
          </table:table-cell>
          <table:table-cell table:formula="of:=[.B26]*[.$B$44]"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table:formula="of:=[.E26]*[.F26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 R28</text:p>
          </table:table-cell>
          <table:table-cell office:value-type="string" calcext:value-type="string">
            <text:p>SM2512</text:p>
          </table:table-cell>
          <table:table-cell table:formula="of:=[.B27]*[.$B$44]" office:value-type="float" office:value="12" calcext:value-type="float">
            <text:p>12</text:p>
          </table:table-cell>
          <table:table-cell office:value-type="float" office:value="0.62" calcext:value-type="float">
            <text:p>0.62</text:p>
          </table:table-cell>
          <table:table-cell table:formula="of:=[.E27]*[.F27]" office:value-type="float" office:value="7.44" calcext:value-type="float">
            <text:p>7.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 R8 R9 R10 R11 R12</text:p>
          </table:table-cell>
          <table:table-cell office:value-type="string" calcext:value-type="string">
            <text:p>SM0805</text:p>
          </table:table-cell>
          <table:table-cell table:formula="of:=[.B28]*[.$B$44]"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table:formula="of:=[.E28]*[.F28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2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0805</text:p>
          </table:table-cell>
          <table:table-cell table:formula="of:=[.B29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29]*[.F2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SM0805</text:p>
          </table:table-cell>
          <table:table-cell table:formula="of:=[.B30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0]*[.F30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 R14 R15 R16 R17 R30</text:p>
          </table:table-cell>
          <table:table-cell office:value-type="string" calcext:value-type="string">
            <text:p>SM0805</text:p>
          </table:table-cell>
          <table:table-cell table:formula="of:=[.B31]*[.$B$44]"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table:formula="of:=[.E31]*[.F31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16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805</text:p>
          </table:table-cell>
          <table:table-cell table:formula="of:=[.B32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2]*[.F32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SM0805</text:p>
          </table:table-cell>
          <table:table-cell table:formula="of:=[.B33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3]*[.F33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49.9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M0805</text:p>
          </table:table-cell>
          <table:table-cell table:formula="of:=[.B34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4]*[.F34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SM0805</text:p>
          </table:table-cell>
          <table:table-cell table:formula="of:=[.B35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5]*[.F35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0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805</text:p>
          </table:table-cell>
          <table:table-cell table:formula="of:=[.B36]*[.$B$44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36]*[.F36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STM32F04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48</text:p>
          </table:table-cell>
          <table:table-cell table:formula="of:=[.B37]*[.$B$44]" office:value-type="float" office:value="6" calcext:value-type="float">
            <text:p>6</text:p>
          </table:table-cell>
          <table:table-cell office:value-type="float" office:value="3.15" calcext:value-type="float">
            <text:p>3.15</text:p>
          </table:table-cell>
          <table:table-cell table:formula="of:=[.E37]*[.F37]" office:value-type="float" office:value="18.9" calcext:value-type="float">
            <text:p>18.9</text:p>
          </table:table-cell>
          <table:table-cell/>
        </table:table-row>
        <table:table-row table:style-name="ro1">
          <table:table-cell office:value-type="string" calcext:value-type="string">
            <text:p>AMS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23</text:p>
          </table:table-cell>
          <table:table-cell table:formula="of:=[.B38]*[.$B$44]"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table:formula="of:=[.E38]*[.F38]"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DRV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56-PP</text:p>
          </table:table-cell>
          <table:table-cell table:formula="of:=[.B39]*[.$B$44]" office:value-type="float" office:value="6" calcext:value-type="float">
            <text:p>6</text:p>
          </table:table-cell>
          <table:table-cell office:value-type="float" office:value="6.48" calcext:value-type="float">
            <text:p>6.48</text:p>
          </table:table-cell>
          <table:table-cell table:formula="of:=[.E39]*[.F39]" office:value-type="float" office:value="38.88" calcext:value-type="float">
            <text:p>38.88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5x3mm</text:p>
          </table:table-cell>
          <table:table-cell table:formula="of:=[.B40]*[.$B$44]" office:value-type="float" office:value="6" calcext:value-type="float">
            <text:p>6</text:p>
          </table:table-cell>
          <table:table-cell office:value-type="float" office:value="1.09" calcext:value-type="float">
            <text:p>1.09</text:p>
          </table:table-cell>
          <table:table-cell table:formula="of:=[.E40]*[.F40]" office:value-type="float" office:value="6.54" calcext:value-type="float">
            <text:p>6.54</text:p>
          </table:table-cell>
          <table:table-cell/>
        </table:table-row>
        <table:table-row table:style-name="ro1">
          <table:table-cell table:style-name="Default"/>
          <table:table-cell table:style-name="Default" table:formula="of:=SUM([.B2:.B40])" office:value-type="float" office:value="71" calcext:value-type="float">
            <text:p>7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3"/>
          <table:table-cell table:formula="of:=SUM([.G2:.G41])" office:value-type="float" office:value="199.866" calcext:value-type="float">
            <text:p>199.866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# board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7:44:22.248835032</dc:date>
    <dc:creator>Gerard Toonstra</dc:creator>
    <meta:generator>LibreOffice/4.2.7.2$Linux_X86_64 LibreOffice_project/420m0$Build-2</meta:generator>
    <meta:editing-duration>PT3H46M33S</meta:editing-duration>
    <meta:editing-cycles>42</meta:editing-cycles>
    <meta:document-statistic meta:table-count="1" meta:cell-count="289" meta:object-count="0"/>
  </office:meta>
</office:document-meta>
</file>